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66cm" fo:break-before="auto" style:use-optimal-row-height="true"/>
    </style:style>
    <style:style style:name="ro2" style:family="table-row">
      <style:table-row-properties style:row-height="1.891cm" fo:break-before="auto" style:use-optimal-row-height="true"/>
    </style:style>
    <style:style style:name="ro3" style:family="table-row">
      <style:table-row-properties style:row-height="2.498cm" fo:break-before="auto" style:use-optimal-row-height="true"/>
    </style:style>
    <style:style style:name="ro4" style:family="table-row">
      <style:table-row-properties style:row-height="2.205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ro6" style:family="table-row">
      <style:table-row-properties style:row-height="0.321cm" fo:break-before="auto" style:use-optimal-row-height="true"/>
    </style:style>
    <style:style style:name="ro7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style:font-name="Times New Roman" fo:font-size="8pt" fo:font-weight="bold" style:font-size-asian="8pt" style:font-weight-asian="bold" style:font-size-complex="8pt" style:font-weight-complex="bold" fo:hyphenate="true"/>
    </style:style>
    <style:style style:name="ce2" style:family="table-cell" style:parent-style-name="Default">
      <style:table-cell-properties fo:wrap-option="wrap" fo:border="0.002cm solid #000000"/>
      <style:text-properties style:font-name="Times New Roman" fo:font-size="8pt" style:font-size-asian="8pt" style:font-size-complex="8pt" fo:hyphenate="true"/>
    </style:style>
    <style:style style:name="ce3" style:family="table-cell" style:parent-style-name="Default">
      <style:table-cell-properties fo:wrap-option="wrap" fo:border="0.002cm solid #000000"/>
      <style:text-properties style:font-name="Times New Roman" fo:font-size="8pt" style:font-name-asian="Arial Unicode MS" style:font-size-asian="8pt" style:font-name-complex="Tahoma" style:font-size-complex="8pt"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Уровни управления уровни структуры</text:p>
          </table:table-cell>
          <table:table-cell table:style-name="ce1" office:value-type="string">
            <text:p>Президентский <text:s/>10</text:p>
          </table:table-cell>
          <table:table-cell table:style-name="ce1" office:value-type="string">
            <text:p>Аппаратно-президентский 9</text:p>
          </table:table-cell>
          <table:table-cell table:style-name="ce1" office:value-type="string">
            <text:p>Уровень 1 замов, председателей палат 8</text:p>
          </table:table-cell>
          <table:table-cell table:style-name="ce1" office:value-type="string">
            <text:p>2 вице-президентский, председателей палат 7</text:p>
          </table:table-cell>
          <table:table-cell table:style-name="ce1" office:value-type="string">
            <text:p>председателей комиссий 6</text:p>
          </table:table-cell>
          <table:table-cell table:style-name="ce1" office:value-type="string">
            <text:p>первых замов председателей комиссий 5</text:p>
          </table:table-cell>
          <table:table-cell table:style-name="ce1" office:value-type="string">
            <text:p>замов председателей комиссий 4</text:p>
          </table:table-cell>
          <table:table-cell table:style-name="ce1" office:value-type="string">
            <text:p>уровень членов комиссий, руководителей рабочих групп 3</text:p>
          </table:table-cell>
          <table:table-cell table:style-name="ce1" office:value-type="string">
            <text:p>уровень членов комиссий — субъектов рынка 2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президентский</text:p>
          </table:table-cell>
          <table:table-cell table:style-name="ce1" office:value-type="string">
            <text:p>Управляющий - президент рынка</text:p>
          </table:table-cell>
          <table:table-cell office:value-type="string">
            <text:p>начальник секретариата управляющего рынком</text:p>
          </table:table-cell>
          <table:table-cell office:value-type="string">
            <text:p>помощники президента. руководитель аппарата палаты производителей</text:p>
          </table:table-cell>
          <table:table-cell office:value-type="string">
            <text:p>советники управляющего рынком. руководитель аппарата палаты по качеству</text:p>
          </table:table-cell>
          <table:table-cell office:value-type="string">
            <text:p>секретари управляющего рынком. руководитель аппарата комиссий </text:p>
          </table:table-cell>
          <table:table-cell office:value-type="string">
            <text:p>Первые замы руководителей аппаратов комиссий </text:p>
          </table:table-cell>
          <table:table-cell office:value-type="string">
            <text:p>Замы руководителей аппаратов комиссий</text:p>
          </table:table-cell>
          <table:table-cell office:value-type="string">
            <text:p>секретари рабочих групп</text:p>
          </table:table-cell>
          <table:table-cell office:value-type="string">
            <text:p>технические работники комиссий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Аппаратно-президентский</text:p>
          </table:table-cell>
          <table:table-cell office:value-type="string">
            <text:p>первый зам. Управляющего рынком</text:p>
          </table:table-cell>
          <table:table-cell table:style-name="ce1" office:value-type="string">
            <text:p>руководитель аппарата управляющего рынком</text:p>
          </table:table-cell>
          <table:table-cell office:value-type="string">
            <text:p>помощники руководителя аппарата совета рынка. Руководитель аппарата палаты государственных заказчиков</text:p>
          </table:table-cell>
          <table:table-cell office:value-type="string">
            <text:p>советники руководителя аппарата. Руководители аппаратов палат смежных отраслей и врачей. </text:p>
          </table:table-cell>
          <table:table-cell office:value-type="string">
            <text:p>секретари руководителя аппарата. Руководители аппаратов комиссий аппаратного подчинения</text:p>
          </table:table-cell>
          <table:table-cell office:value-type="string">
            <text:p>Первые замы руководители аппаратов комиссий </text:p>
          </table:table-cell>
          <table:table-cell office:value-type="string">
            <text:p>Замы руководителей аппаратов комиссий</text:p>
          </table:table-cell>
          <table:table-cell office:value-type="string">
            <text:p>секретари <text:s/>рабочих групп</text:p>
          </table:table-cell>
          <table:table-cell office:value-type="string">
            <text:p>технические работники комиссий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Вице-президентский 1 — председателей палат — председателей палат</text:p>
          </table:table-cell>
          <table:table-cell office:value-type="string">
            <text:p>первый вице-президент, председатель палаты производителей</text:p>
          </table:table-cell>
          <table:table-cell office:value-type="string">
            <text:p>замы управляющего рынком, председатель палаты государственных заказчиков</text:p>
          </table:table-cell>
          <table:table-cell table:style-name="ce1" office:value-type="string">
            <text:p>Вице-президент, председатель палаты врачей</text:p>
          </table:table-cell>
          <table:table-cell office:value-type="string">
            <text:p>Советники 1 вице-президента, руководитель аппарата палаты дистрибуторов и розницы </text:p>
          </table:table-cell>
          <table:table-cell office:value-type="string">
            <text:p>секретари вице-президента. Руководитель аппарата палаты оптовиков. Руководители аппаратов комиссий</text:p>
          </table:table-cell>
          <table:table-cell office:value-type="string">
            <text:p>Первые замы руководители аппаратов комиссий </text:p>
          </table:table-cell>
          <table:table-cell office:value-type="string">
            <text:p>Замы руководителей аппаратов комиссий</text:p>
          </table:table-cell>
          <table:table-cell office:value-type="string">
            <text:p>секретари <text:s/>рабочих групп</text:p>
          </table:table-cell>
          <table:table-cell office:value-type="string">
            <text:p>технические работники комиссий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Вице-президентский 2</text:p>
          </table:table-cell>
          <table:table-cell office:value-type="string">
            <text:p>Вице-президент, вице-президент, председатель палаты разработчиков</text:p>
          </table:table-cell>
          <table:table-cell office:value-type="string">
            <text:p><text:s/>Вице-президент, председатель палаты — например, смежных отраслей</text:p>
          </table:table-cell>
          <table:table-cell office:value-type="string">
            <text:p>зам управляющего рынком, председатель палаты дистрибуторов и розницы</text:p>
          </table:table-cell>
          <table:table-cell table:style-name="ce1" office:value-type="string">
            <text:p>Вице-президент, председатель палаты оптовиков</text:p>
          </table:table-cell>
          <table:table-cell office:value-type="string">
            <text:p>советники вице-президента. Руководители аппаратов комиссий</text:p>
          </table:table-cell>
          <table:table-cell office:value-type="string">
            <text:p>Первые замы руководители аппаратов комиссий </text:p>
          </table:table-cell>
          <table:table-cell office:value-type="string">
            <text:p>Замы руководителей аппаратов комиссий</text:p>
          </table:table-cell>
          <table:table-cell office:value-type="string">
            <text:p>секретари <text:s/>рабочих групп</text:p>
          </table:table-cell>
          <table:table-cell office:value-type="string">
            <text:p>технические работники комиссий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уровень председателей комиссий</text:p>
          </table:table-cell>
          <table:table-cell office:value-type="string">
            <text:p>председатель комиссий президентского подчинения -по качеству, например</text:p>
          </table:table-cell>
          <table:table-cell office:value-type="string">
            <text:p>председатели комиссий аппаратного подчинения </text:p>
          </table:table-cell>
          <table:table-cell table:number-columns-repeated="2" office:value-type="string">
            <text:p>председатели комиссий вице-президентского подчинения</text:p>
          </table:table-cell>
          <table:table-cell table:style-name="ce1" office:value-type="string">
            <text:p>председатели <text:s/>комиссий</text:p>
          </table:table-cell>
          <table:table-cell office:value-type="string">
            <text:p>Первые замы руководителей аппаратов комиссий </text:p>
          </table:table-cell>
          <table:table-cell office:value-type="string">
            <text:p>Замы руководителей аппаратов комиссий</text:p>
          </table:table-cell>
          <table:table-cell office:value-type="string">
            <text:p>секретари <text:s/>рабочих групп</text:p>
          </table:table-cell>
          <table:table-cell office:value-type="string">
            <text:p>технические работники комиссий</text:p>
          </table:table-cell>
          <table:table-cell table:number-columns-repeated="1014"/>
        </table:table-row>
        <table:table-row table:style-name="ro5">
          <table:table-cell table:style-name="ce1" office:value-type="string">
            <text:p>уровень первых замов председателей комиссий</text:p>
          </table:table-cell>
          <table:table-cell office:value-type="string">
            <text:p>первый зам председателя комиссий президентского подчинения</text:p>
          </table:table-cell>
          <table:table-cell office:value-type="string">
            <text:p><text:s/>Первые замы председателей комиссий аппаратного подчинения </text:p>
          </table:table-cell>
          <table:table-cell office:value-type="string">
            <text:p>Первые хамы председателей комиссий вице-президентского подчинения</text:p>
          </table:table-cell>
          <table:table-cell office:value-type="string">
            <text:p>Первые замы председатели комиссий вице-президентского подчинения</text:p>
          </table:table-cell>
          <table:table-cell office:value-type="string">
            <text:p>первые замы председателей комиссий</text:p>
          </table:table-cell>
          <table:table-cell table:style-name="ce1" office:value-type="string">
            <text:p>первые замы председателей комиссий</text:p>
          </table:table-cell>
          <table:table-cell office:value-type="string">
            <text:p>Замы руководителей аппаратов комиссий</text:p>
          </table:table-cell>
          <table:table-cell office:value-type="string">
            <text:p>секретари <text:s/>рабочих групп</text:p>
          </table:table-cell>
          <table:table-cell office:value-type="string">
            <text:p>технические работники комиссий</text:p>
          </table:table-cell>
          <table:table-cell table:number-columns-repeated="1014"/>
        </table:table-row>
        <table:table-row table:style-name="ro5">
          <table:table-cell table:style-name="ce1" office:value-type="string">
            <text:p>уровень замов председателей комиссий</text:p>
          </table:table-cell>
          <table:table-cell office:value-type="string">
            <text:p>замы руководителей комиссий президентского подчинения</text:p>
          </table:table-cell>
          <table:table-cell table:number-columns-repeated="2" office:value-type="string">
            <text:p>замы руководителей комиссий</text:p>
          </table:table-cell>
          <table:table-cell table:style-name="ce3" office:value-type="string">
            <text:p>замы руководителей комиссий</text:p>
          </table:table-cell>
          <table:table-cell table:number-columns-repeated="2" office:value-type="string">
            <text:p>замы руководителей комиссий</text:p>
          </table:table-cell>
          <table:table-cell table:style-name="ce1" office:value-type="string">
            <text:p>замы председателей комиссий</text:p>
          </table:table-cell>
          <table:table-cell office:value-type="string">
            <text:p>секретари <text:s/>рабочих групп</text:p>
          </table:table-cell>
          <table:table-cell office:value-type="string">
            <text:p>технические работники комиссий</text:p>
          </table:table-cell>
          <table:table-cell table:number-columns-repeated="1014"/>
        </table:table-row>
        <table:table-row table:style-name="ro5">
          <table:table-cell table:style-name="ce1" office:value-type="string">
            <text:p>уровень членов комиссий, руководителей рабочих групп</text:p>
          </table:table-cell>
          <table:table-cell office:value-type="string">
            <text:p>члены комиссий президентского подчинения, руководители рабочих групп</text:p>
          </table:table-cell>
          <table:table-cell table:number-columns-repeated="6" office:value-type="string">
            <text:p>члены комиссий, руководители рабочих групп</text:p>
          </table:table-cell>
          <table:table-cell table:style-name="ce1" office:value-type="string">
            <text:p>руководители рабочих групп</text:p>
          </table:table-cell>
          <table:table-cell office:value-type="string">
            <text:p>технические работники комиссий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уровень субъектов рынка, членов комиссий</text:p>
          </table:table-cell>
          <table:table-cell table:number-columns-repeated="8" office:value-type="string">
            <text:p>члены комиссий, участники рынка</text:p>
          </table:table-cell>
          <table:table-cell table:style-name="ce1" office:value-type="string">
            <text:p>субъекты рынка, члены комиссий</text:p>
          </table:table-cell>
          <table:table-cell table:number-columns-repeated="1014"/>
        </table:table-row>
        <table:table-row table:style-name="ro6" table:number-rows-repeated="2">
          <table:table-cell table:style-name="ce1"/>
          <table:table-cell table:number-columns-repeated="1023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4.12.2009</text:date>, <text:time>16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12-11T10:30:30</meta:creation-date>
    <dc:date>2009-12-14T16:54:38</dc:date>
    <dc:creator>simon kordonsky</dc:creator>
    <meta:editing-duration>PT06H29M36S</meta:editing-duration>
    <meta:editing-cycles>4</meta:editing-cycles>
    <meta:generator>OpenOffice.org/3.1$Unix OpenOffice.org_project/310m19$Build-9420</meta:generator>
    <meta:document-statistic meta:table-count="3" meta:cell-count="100" meta:object-count="0"/>
  </office:meta>
</office:document-meta>
</file>